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1.2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  <style:text-properties fo:font-family="'Times New Roman'" style:font-family-generic="roman" style:font-pitch="variable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5.472cm" svg:y="5.642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6.851cm" svg:y="5.714cm">
          <draw:text-box>
            <text:p text:style-name="P1"><text:span text:style-name="T1">2</text:span></text:p>
          </draw:text-box>
        </draw:frame>
        <draw:line draw:style-name="gr2" draw:text-style-name="P1" draw:layer="layout" svg:x1="8.712cm" svg:y1="3.004cm" svg:x2="8.704cm" svg:y2="2.467cm">
          <text:p/>
        </draw:line>
        <draw:frame draw:style-name="gr3" draw:text-style-name="P2" draw:id="id6" draw:layer="layout" svg:width="1.783cm" svg:height="0.645cm" svg:x="4.728cm" svg:y="1.828cm">
          <draw:text-box>
            <text:p text:style-name="P1"><text:span text:style-name="T1">той</text:span></text:p>
          </draw:text-box>
        </draw:frame>
        <draw:frame draw:style-name="gr1" draw:text-style-name="P4" draw:layer="layout" svg:width="11.047cm" svg:height="0.758cm" svg:x="2.051cm" svg:y="0.242cm">
          <draw:text-box>
            <text:p text:style-name="P3"><text:span text:style-name="T2">Той самой, под флагом которой он это дело начинал, - и где же она? </text:span></text:p>
          </draw:text-box>
        </draw:frame>
        <draw:frame draw:style-name="gr1" draw:text-style-name="P2" draw:layer="layout" svg:width="0.769cm" svg:height="0.758cm" svg:x="6.583cm" svg:y="1.779cm">
          <draw:text-box>
            <text:p text:style-name="P1"><text:span text:style-name="T1">и</text:span></text:p>
          </draw:text-box>
        </draw:frame>
        <draw:frame draw:style-name="gr4" draw:text-style-name="P2" draw:layer="layout" svg:width="0.769cm" svg:height="0.898cm" svg:x="6.65cm" svg:y="1.386cm">
          <draw:text-box>
            <text:p text:style-name="P1"><text:span text:style-name="T1">j</text:span></text:p>
          </draw:text-box>
        </draw:frame>
        <draw:frame draw:style-name="gr1" draw:text-style-name="P2" draw:layer="layout" svg:width="0.769cm" svg:height="0.758cm" svg:x="3.906cm" svg:y="2.821cm">
          <draw:text-box>
            <text:p text:style-name="P1"><text:span text:style-name="T1">A</text:span></text:p>
          </draw:text-box>
        </draw:frame>
        <draw:line draw:style-name="gr2" draw:text-style-name="P1" draw:layer="layout" svg:x1="4.33cm" svg:y1="2.862cm" svg:x2="5.171cm" svg:y2="2.357cm">
          <text:p/>
        </draw:line>
        <draw:frame draw:style-name="gr1" draw:text-style-name="P2" draw:layer="layout" svg:width="1.505cm" svg:height="0.758cm" svg:x="3.507cm" svg:y="3.121cm">
          <draw:text-box>
            <text:p text:style-name="P1"><text:span text:style-name="T1">самой</text:span></text:p>
          </draw:text-box>
        </draw:frame>
        <draw:frame draw:style-name="gr1" draw:text-style-name="P2" draw:layer="layout" svg:width="0.769cm" svg:height="0.758cm" svg:x="6.28cm" svg:y="3.084cm">
          <draw:text-box>
            <text:p text:style-name="P1"><text:span text:style-name="T1">E</text:span></text:p>
          </draw:text-box>
        </draw:frame>
        <draw:line draw:style-name="gr2" draw:text-style-name="P1" draw:layer="layout" svg:x1="6.583cm" svg:y1="3.141cm" svg:x2="5.171cm" svg:y2="2.357cm">
          <text:p/>
        </draw:line>
        <draw:frame draw:style-name="gr1" draw:text-style-name="P2" draw:layer="layout" svg:width="1.302cm" svg:height="0.758cm" svg:x="7.928cm" svg:y="1.828cm">
          <draw:text-box>
            <text:p text:style-name="P1"><text:span text:style-name="T1">? где</text:span></text:p>
          </draw:text-box>
        </draw:frame>
        <draw:line draw:style-name="gr2" draw:text-style-name="P1" draw:layer="layout" svg:x1="7.137cm" svg:y1="2.175cm" svg:x2="8.084cm" svg:y2="2.177cm">
          <text:p/>
        </draw:line>
        <draw:line draw:style-name="gr2" draw:text-style-name="P1" draw:layer="layout" svg:x1="5.738cm" svg:y1="2.175cm" svg:x2="6.685cm" svg:y2="2.177cm">
          <text:p/>
        </draw:line>
        <draw:frame draw:style-name="gr1" draw:text-style-name="P2" draw:id="id5" draw:layer="layout" svg:width="1.615cm" svg:height="0.758cm" svg:x="7.929cm" svg:y="2.828cm">
          <draw:text-box>
            <text:p text:style-name="P1"><text:span text:style-name="T1">же она</text:span></text:p>
          </draw:text-box>
        </draw:frame>
        <draw:line draw:style-name="gr2" draw:text-style-name="P1" draw:id="id4" draw:layer="layout" svg:x1="2.91cm" svg:y1="3.175cm" svg:x2="4.787cm" svg:y2="1.251cm">
          <text:p/>
        </draw:line>
        <draw:line draw:style-name="gr2" draw:text-style-name="P1" draw:layer="layout" svg:x1="6.7cm" svg:y1="4.696cm" svg:x2="6.699cm" svg:y2="3.909cm">
          <text:p/>
        </draw:line>
        <draw:line draw:style-name="gr2" draw:text-style-name="P1" draw:layer="layout" svg:x1="6.699cm" svg:y1="4.697cm" svg:x2="6.479cm" svg:y2="4.909cm">
          <text:p/>
        </draw:line>
        <draw:line draw:style-name="gr2" draw:text-style-name="P1" draw:layer="layout" svg:x1="5.898cm" svg:y1="3.909cm" svg:x2="7.398cm" svg:y2="3.909cm">
          <text:p/>
        </draw:line>
        <draw:line draw:style-name="gr2" draw:text-style-name="P1" draw:layer="layout" svg:x1="7.398cm" svg:y1="3.91cm" svg:x2="7.493cm" svg:y2="3.796cm">
          <text:p/>
        </draw:line>
        <draw:line draw:style-name="gr2" draw:text-style-name="P1" draw:layer="layout" svg:x1="5.807cm" svg:y1="4.022cm" svg:x2="5.902cm" svg:y2="3.908cm">
          <text:p/>
        </draw:line>
        <draw:line draw:style-name="gr2" draw:text-style-name="P1" draw:layer="layout" svg:x1="6.198cm" svg:y1="3.809cm" svg:x2="7.145cm" svg:y2="3.811cm">
          <text:p/>
        </draw:line>
        <draw:frame draw:style-name="gr1" draw:text-style-name="P2" draw:layer="layout" svg:width="1.852cm" svg:height="0.758cm" svg:x="6.52cm" svg:y="4.256cm">
          <draw:text-box>
            <text:p text:style-name="P1"><text:span text:style-name="T1">начинал</text:span></text:p>
          </draw:text-box>
        </draw:frame>
        <draw:frame draw:style-name="gr1" draw:text-style-name="P2" draw:layer="layout" svg:width="0.769cm" svg:height="0.758cm" svg:x="6.725cm" svg:y="3.885cm">
          <draw:text-box>
            <text:p text:style-name="P1"><text:span text:style-name="T1">I</text:span></text:p>
          </draw:text-box>
        </draw:frame>
        <draw:frame draw:style-name="gr1" draw:text-style-name="P2" draw:id="id2" draw:layer="layout" svg:width="1.361cm" svg:height="0.758cm" svg:x="5.496cm" svg:y="4.095cm">
          <draw:text-box>
            <text:p text:style-name="P1"><text:span text:style-name="T1">(Rel.)</text:span></text:p>
          </draw:text-box>
        </draw:frame>
        <draw:frame draw:style-name="gr1" draw:text-style-name="P2" draw:layer="layout" svg:width="0.777cm" svg:height="0.758cm" svg:x="5.263cm" svg:y="6.331cm">
          <draw:text-box>
            <text:p text:style-name="P1"><text:span text:style-name="T1">O</text:span></text:p>
          </draw:text-box>
        </draw:frame>
        <draw:line draw:style-name="gr2" draw:text-style-name="P1" draw:layer="layout" svg:x1="5.677cm" svg:y1="6.475cm" svg:x2="7.192cm" svg:y2="4.835cm">
          <text:p/>
        </draw:line>
        <draw:frame draw:style-name="gr1" draw:text-style-name="P2" draw:layer="layout" svg:width="0.777cm" svg:height="0.758cm" svg:x="7.068cm" svg:y="6.259cm">
          <draw:text-box>
            <text:p text:style-name="P1"><text:span text:style-name="T1">O</text:span></text:p>
          </draw:text-box>
        </draw:frame>
        <draw:line draw:style-name="gr2" draw:text-style-name="P1" draw:layer="layout" svg:x1="7.482cm" svg:y1="6.403cm" svg:x2="7.144cm" svg:y2="4.835cm">
          <text:p/>
        </draw:line>
        <draw:frame draw:style-name="gr1" draw:text-style-name="P2" draw:layer="layout" svg:width="0.769cm" svg:height="0.758cm" svg:x="9.071cm" svg:y="6.307cm">
          <draw:text-box>
            <text:p text:style-name="P1"><text:span text:style-name="T1">E</text:span></text:p>
          </draw:text-box>
        </draw:frame>
        <draw:line draw:style-name="gr2" draw:text-style-name="P1" draw:layer="layout" svg:x1="9.422cm" svg:y1="6.364cm" svg:x2="7.12cm" svg:y2="4.859cm">
          <text:p/>
        </draw:line>
        <draw:frame draw:style-name="gr1" draw:text-style-name="P2" draw:layer="layout" svg:width="0.891cm" svg:height="0.758cm" svg:x="5.164cm" svg:y="6.731cm">
          <draw:text-box>
            <text:p text:style-name="P1"><text:span text:style-name="T1">он</text:span></text:p>
          </draw:text-box>
        </draw:frame>
        <draw:frame draw:style-name="gr1" draw:text-style-name="P2" draw:id="id8" draw:layer="layout" svg:width="1.289cm" svg:height="0.758cm" svg:x="6.869cm" svg:y="6.559cm">
          <draw:text-box>
            <text:p text:style-name="P1"><text:span text:style-name="T1">дело</text:span></text:p>
          </draw:text-box>
        </draw:frame>
        <draw:frame draw:style-name="gr1" draw:text-style-name="P2" draw:layer="layout" svg:width="0.769cm" svg:height="0.758cm" svg:x="7.154cm" svg:y="7.536cm">
          <draw:text-box>
            <text:p text:style-name="P1"><text:span text:style-name="T1">A</text:span></text:p>
          </draw:text-box>
        </draw:frame>
        <draw:line draw:style-name="gr2" draw:text-style-name="P1" draw:layer="layout" svg:x1="7.52cm" svg:y1="7.655cm" svg:x2="7.512cm" svg:y2="7.118cm">
          <text:p/>
        </draw:line>
        <draw:frame draw:style-name="gr1" draw:text-style-name="P2" draw:id="id7" draw:layer="layout" svg:width="1.023cm" svg:height="0.758cm" svg:x="7.055cm" svg:y="7.836cm">
          <draw:text-box>
            <text:p text:style-name="P1"><text:span text:style-name="T1">это</text:span></text:p>
          </draw:text-box>
        </draw:frame>
        <draw:line draw:style-name="gr2" draw:text-style-name="P1" draw:layer="layout" svg:x1="9.481cm" svg:y1="7.599cm" svg:x2="9.48cm" svg:y2="6.812cm">
          <text:p/>
        </draw:line>
        <draw:line draw:style-name="gr2" draw:text-style-name="P1" draw:layer="layout" svg:x1="9.48cm" svg:y1="7.6cm" svg:x2="9.26cm" svg:y2="7.812cm">
          <text:p/>
        </draw:line>
        <draw:line draw:style-name="gr2" draw:text-style-name="P1" draw:layer="layout" svg:x1="8.679cm" svg:y1="6.812cm" svg:x2="10.179cm" svg:y2="6.812cm">
          <text:p/>
        </draw:line>
        <draw:line draw:style-name="gr2" draw:text-style-name="P1" draw:layer="layout" svg:x1="10.179cm" svg:y1="6.813cm" svg:x2="10.274cm" svg:y2="6.699cm">
          <text:p/>
        </draw:line>
        <draw:line draw:style-name="gr2" draw:text-style-name="P1" draw:layer="layout" svg:x1="8.588cm" svg:y1="6.925cm" svg:x2="8.683cm" svg:y2="6.811cm">
          <text:p/>
        </draw:line>
        <draw:frame draw:style-name="gr1" draw:text-style-name="P2" draw:layer="layout" svg:width="1.306cm" svg:height="0.758cm" svg:x="9.273cm" svg:y="7.117cm">
          <draw:text-box>
            <text:p text:style-name="P1"><text:span text:style-name="T1">флаг</text:span></text:p>
          </draw:text-box>
        </draw:frame>
        <draw:frame draw:style-name="gr5" draw:text-style-name="P6" draw:layer="layout" svg:width="1.082cm" svg:height="0.645cm" svg:x="8.592cm" svg:y="6.846cm">
          <draw:text-box>
            <text:p text:style-name="P5"><text:span text:style-name="T1">под</text:span></text:p>
          </draw:text-box>
        </draw:frame>
        <draw:frame draw:style-name="gr1" draw:text-style-name="P2" draw:layer="layout" svg:width="0.777cm" svg:height="0.758cm" svg:x="9.357cm" svg:y="6.825cm">
          <draw:text-box>
            <text:p text:style-name="P1"><text:span text:style-name="T1">O</text:span></text:p>
          </draw:text-box>
        </draw:frame>
        <draw:frame draw:style-name="gr5" draw:text-style-name="P6" draw:layer="layout" svg:width="1.057cm" svg:height="0.645cm" svg:x="8.592cm" svg:y="7.147cm">
          <draw:text-box>
            <text:p text:style-name="P5"><text:span text:style-name="T1">-ом</text:span></text:p>
          </draw:text-box>
        </draw:frame>
        <draw:frame draw:style-name="gr1" draw:text-style-name="P2" draw:layer="layout" svg:width="0.769cm" svg:height="0.758cm" svg:x="9.439cm" svg:y="8.113cm">
          <draw:text-box>
            <text:p text:style-name="P1"><text:span text:style-name="T1">A</text:span></text:p>
          </draw:text-box>
        </draw:frame>
        <draw:line draw:style-name="gr2" draw:text-style-name="P1" draw:layer="layout" svg:x1="9.805cm" svg:y1="8.232cm" svg:x2="9.797cm" svg:y2="7.695cm">
          <text:p/>
        </draw:line>
        <draw:frame draw:style-name="gr1" draw:text-style-name="P2" draw:id="id1" draw:layer="layout" svg:width="1.84cm" svg:height="0.758cm" svg:x="8.94cm" svg:y="8.413cm">
          <draw:text-box>
            <text:p text:style-name="P1"><text:span text:style-name="T1">который</text:span></text:p>
          </draw:text-box>
        </draw:frame>
        <draw:path draw:style-name="gr6" draw:text-style-name="P1" draw:layer="layout" svg:width="1.935cm" svg:height="1.031cm" draw:transform="rotate (-1.15052104291563) translate (3.85190311451945cm 2.73006088921939cm)" svg:viewBox="0 0 1936 1032" svg:d="m0-3774c1238 0 1936-1032 1936-1032">
          <text:p/>
        </draw:path>
        <draw:path draw:style-name="gr6" draw:text-style-name="P1" draw:layer="layout" svg:width="1.936cm" svg:height="1.031cm" draw:transform="rotate (1.99124614359995) translate (5.52847892141731cm 3.01896553928834cm)" svg:viewBox="0 0 1937 1032" svg:d="m0 8661c1238 0 1937-1032 1937-1032">
          <text:p/>
        </draw:path>
        <draw:line draw:style-name="gr2" draw:text-style-name="P1" draw:id="id3" draw:layer="layout" svg:x1="4.619cm" svg:y1="4.474cm" svg:x2="6.496cm" svg:y2="2.55cm">
          <text:p/>
        </draw:line>
        <draw:connector draw:style-name="gr7" draw:text-style-name="P1" draw:layer="layout" draw:type="curve" svg:x1="8.94cm" svg:y1="8.792cm" svg:x2="5.496cm" svg:y2="4.474cm" draw:start-shape="id1" draw:start-glue-point="3" draw:end-shape="id2" draw:end-glue-point="3" svg:d="m8940 8792c-5917 0-4195-4318-3444-4318">
          <text:p/>
        </draw:connector>
        <draw:connector draw:style-name="gr7" draw:text-style-name="P1" draw:layer="layout" draw:type="curve" draw:line-skew="0cm -4.282cm" svg:x1="5.557cm" svg:y1="4.474cm" svg:x2="4.787cm" svg:y2="2.213cm" draw:start-shape="id3" draw:start-glue-point="2" draw:end-shape="id4" draw:end-glue-point="1" svg:d="m5557 4474c0 751-1421 626-2391-127s-1487-2134 1621-2134">
          <text:p/>
        </draw:connector>
        <draw:connector draw:style-name="gr7" draw:text-style-name="P1" draw:layer="layout" draw:type="curve" svg:x1="9.544cm" svg:y1="3.207cm" svg:x2="5.252cm" svg:y2="1.828cm" draw:start-shape="id5" draw:start-glue-point="1" draw:end-shape="id6" draw:end-glue-point="0" svg:d="m9544 3207c751 0 626-940-634-1473s-3658-657-3658 94">
          <text:p/>
        </draw:connector>
        <draw:connector draw:style-name="gr7" draw:text-style-name="P1" draw:layer="layout" draw:type="curve" svg:x1="7.055cm" svg:y1="8.215cm" svg:x2="6.869cm" svg:y2="6.938cm" draw:start-shape="id7" draw:start-glue-point="3" draw:end-shape="id8" draw:end-glue-point="3" svg:d="m7055 8215c-1030 0-937-1277-186-12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38:17</dc:date>
    <dc:creator>artur </dc:creator>
    <meta:editing-duration>PT15H18M24S</meta:editing-duration>
    <meta:editing-cycles>5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6"/>
  </office:meta>
</office:document-meta>
</file>